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writing-mode="lr-tb"/>
      <style:text-properties style:font-name="Liberation Sans1" fo:font-size="12pt" fo:font-weight="normal" officeooo:rsid="001c30fa" officeooo:paragraph-rsid="001c30fa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2pt" fo:font-weight="normal" officeooo:rsid="001c30fa" officeooo:paragraph-rsid="001c30f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c30fa" officeooo:paragraph-rsid="001c30f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da9d6" officeooo:paragraph-rsid="001da9d6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da9d6" officeooo:paragraph-rsid="001fc59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da9d6" officeooo:paragraph-rsid="001fc59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e83d3" officeooo:paragraph-rsid="001e83d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fc59a" officeooo:paragraph-rsid="001fc59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20d523" officeooo:paragraph-rsid="0020d52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20d523" officeooo:paragraph-rsid="0022c21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fc59a" officeooo:paragraph-rsid="001fc59a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4pt" fo:font-weight="bold" officeooo:rsid="001c30fa" officeooo:paragraph-rsid="001c30fa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4pt" fo:font-weight="bold" officeooo:rsid="001c30fa" officeooo:paragraph-rsid="001c30fa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4pt" fo:font-weight="bold" officeooo:rsid="001c30fa" officeooo:paragraph-rsid="0022c213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91593"/>
    </style:style>
    <style:style style:name="T3" style:family="text">
      <style:text-properties officeooo:rsid="001c30fa"/>
    </style:style>
    <style:style style:name="T4" style:family="text">
      <style:text-properties officeooo:rsid="001fc59a"/>
    </style:style>
    <style:style style:name="T5" style:family="text">
      <style:text-properties style:font-size-asian="10.5pt"/>
    </style:style>
    <style:style style:name="T6" style:family="text">
      <style:text-properties officeooo:rsid="001da9d6" style:font-size-asian="10.5pt"/>
    </style:style>
    <style:style style:name="T7" style:family="text">
      <style:text-properties officeooo:rsid="0020d523"/>
    </style:style>
    <style:style style:name="T8" style:family="text">
      <style:text-properties officeooo:rsid="0022c2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Базы данных</text:span></text:p>
      <text:p text:style-name="P5">Лабораторная работа № <text:span text:style-name="T3">3</text:span></text:p>
      <text:p text:style-name="P2"><text:span text:style-name="T1">Вариант</text:span> <text:s/><text:span text:style-name="T2">373</text:span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2">Королёва Юлия Александровна</text:span>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2">3</text:span></text:p>
      <text:p text:style-name="P20"><text:soft-page-break/>Функциональные зависимости (для рубежки)</text:p>
      <text:p text:style-name="P11">Для отношения Рейс:</text:p>
      <text:p text:style-name="P11">ИД_рейса → Дата_отправления</text:p>
      <text:p text:style-name="P12">ИД_рейса → Дата_прибытия</text:p>
      <text:p text:style-name="P12"><text:span text:style-name="T4">Аэропорт → </text:span>Город_отправления</text:p>
      <text:p text:style-name="P11">ИД_рейса → Город_прибытия</text:p>
      <text:p text:style-name="P11">ИД_рейса → Аэропорт</text:p>
      <text:p text:style-name="P11">ИД_рейса → Самолёт</text:p>
      <text:p text:style-name="P11"/>
      <text:p text:style-name="P11">Для отношения Билет:</text:p>
      <text:p text:style-name="P11">ИД_билета → Место</text:p>
      <text:p text:style-name="P11">ИД_билета → Рейс</text:p>
      <text:p text:style-name="P11">ИД_билета → Паспортные_данные_пассажира</text:p>
      <text:p text:style-name="P11"/>
      <text:p text:style-name="P11">Для отношения Пассажир:<text:line-break/>Паспортные_данные_пассажира → ФИО</text:p>
      <text:p text:style-name="P11"/>
      <text:p text:style-name="P11">Для отношения Город:</text:p>
      <text:p text:style-name="P11">Название_города → Страна</text:p>
      <text:p text:style-name="P11"/>
      <text:p text:style-name="P11">Для отношения Аэропорт:</text:p>
      <text:p text:style-name="P11">Название_аэропорта → Город</text:p>
      <text:p text:style-name="P11"/>
      <text:p text:style-name="P11">Для отношения Самолёт:</text:p>
      <text:p text:style-name="P11">Серийный_номер → Тип_самолёта</text:p>
      <text:p text:style-name="P11"/>
      <text:p text:style-name="P11">Для отношения Типы_самолётов:</text:p>
      <text:p text:style-name="P11">ИД_типа → Производитель</text:p>
      <text:p text:style-name="P11">ИД_типа → Пассажиры</text:p>
      <text:p text:style-name="P11"/>
      <text:p text:style-name="P11">Для отношения Компания_производитель:</text:p>
      <text:p text:style-name="P11">Название → Страна</text:p>
      <text:p text:style-name="P21"><text:soft-page-break/>Приведение к 3NF (для рубежки)</text:p>
      <text:p text:style-name="P14">Все отношения находятся в 1NF, так как все их атрибуты являются простыми, у всех отношений ПК является уникальным значением для каждой строки таблицы, что значит что строки в таблице не могут повторяться.</text:p>
      <text:p text:style-name="P14">Все отношения находятся в 2NF, так как <text:span text:style-name="T4">в каждом отношении каждый атрибут неприводимо зависит от ПК (т.е в ПК отсутствует меньшее подмножество атрибутов (потому что все ПК простые), от которого можно вывести ФЗ).</text:span></text:p>
      <text:p text:style-name="P15">Отношение Рейс не находится в 3NF, так как атрибут Город_отправления зависит от атрибута Аэропорт, который в свою очередь зависит от ПК <text:span text:style-name="T7">(транзитивная ФЗ)</text:span>. Чтобы привести отношение Рейс к 3NF, удалю атрибуты Город_отправления, Город_прибытия, Аэропорт и добавлю атрибуты Аэропорт_отправления (тип text ВК к отношению Аэропорт), Аэропорт_прибытия (тип text ВК к отношению Аэропорт).</text:p>
      <text:p text:style-name="P15">Все остальные отношения находятся в 3NF.</text:p>
      <text:p text:style-name="P22"><text:s/></text:p>
      <text:p text:style-name="P22">Изменения в ФЗ (для рубежки)</text:p>
      <text:p text:style-name="P18">Delete:</text:p>
      <text:p text:style-name="P18"><text:tab/><text:span text:style-name="T5">Аэропорт → </text:span><text:span text:style-name="T6">Город_отправления</text:span></text:p>
      <text:p text:style-name="P18"><text:span text:style-name="T6"><text:tab/>ИД_рейса → Город_прибытия</text:span></text:p>
      <text:p text:style-name="P13"><text:tab/>ИД_рейса → Аэропорт</text:p>
      <text:p text:style-name="P15">Add:</text:p>
      <text:p text:style-name="P15"><text:tab/>ИД_рейса → Аэропорт_прибытия</text:p>
      <text:p text:style-name="P15"><text:tab/>ИД_рейса → Аэропорт_отправления</text:p>
      <text:p text:style-name="P15"/>
      <text:p text:style-name="P21"/>
      <text:p text:style-name="P21">Преобразования в BCNF (для 1-ой лабы)</text:p>
      <text:p text:style-name="P16">Чтобы привести отношения в BCNF достаточно в отношения ACTION_WITH_OBJECT, ACTION_WITH_GROUP, REPLACING добавить атрибут ID (тип serial) и сделать его ПК.</text:p>
      <text:p text:style-name="P21"/>
      <text:p text:style-name="P21"/>
      <text:p text:style-name="P21"/>
      <text:p text:style-name="P21"><text:soft-page-break/>Денормализация </text:p>
      <text:p text:style-name="P16">Для первой лабораторной работы возможно будет полезно удалить отношение REPLACING_DESCRIPTION и поменять атрибут DESCRIPTION_ID на атрибут DESCRIPTION (тип text) в отношении REPLACING. (Это позволит сократить количество операций объединения таблиц в запросах).</text:p>
      <text:p text:style-name="P17">Для рубежной работы возможно будет полезно удалить отношение Страна и <text:span text:style-name="T8">удалить внешний ключ в </text:span>атрибут<text:span text:style-name="T8">е</text:span> Страна <text:span text:style-name="T8">в отношениях Город и Компания_производитель. </text:span>(Это позволит сократить количество операций объединения таблиц в запросах).</text:p>
      <text:p text:style-name="P21"/>
      <text:p text:style-name="P21"/>
      <text:p text:style-name="P21">Триггер и функция (для 1-ой лабы)</text:p>
      <text:p text:style-name="P9"/>
      <text:p text:style-name="P10">CREATE FUNCTION remember_last_user() RETURNS trigger AS $$</text:p>
      <text:p text:style-name="P8"><text:tab/>BEGIN</text:p>
      <text:p text:style-name="P8"><text:tab/><text:tab/>NEW.last_user := current_user;</text:p>
      <text:p text:style-name="P8"><text:tab/><text:tab/>RETURN NEW;</text:p>
      <text:p text:style-name="P8"><text:tab/>END;</text:p>
      <text:p text:style-name="P8">$$ LANGUAGE plpgsql;</text:p>
      <text:p text:style-name="P8"/>
      <text:p text:style-name="P8">CREATE TRIGGER who_last_user BEFORE INSERT ON human </text:p>
      <text:p text:style-name="P8">FOR EACH ROW EXECUTE FUNCTION remember_last_user();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3-05-23T04:55:26.353357295</dc:date>
    <meta:editing-cycles>18</meta:editing-cycles>
    <meta:editing-duration>PT2H37M40S</meta:editing-duration>
    <meta:generator>LibreOffice/7.3.7.2$Linux_X86_64 LibreOffice_project/30$Build-2</meta:generator>
    <meta:print-date>2022-10-17T01:48:39.701992559</meta:print-date>
    <meta:document-statistic meta:table-count="0" meta:image-count="0" meta:object-count="0" meta:page-count="4" meta:paragraph-count="65" meta:word-count="389" meta:character-count="2958" meta:non-whitespace-character-count="2617"/>
    <meta:user-defined meta:name="AppVersion">15.0000</meta:user-defined>
    <meta:template xlink:type="simple" xlink:actuate="onRequest" xlink:title="Normal" xlink:href=""/>
  </office:meta>
</office:document-meta>
</file>